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6.15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2" style:family="paragraph" style:parent-style-name="Standard">
      <style:text-properties style:text-underline-style="solid" style:text-underline-width="auto" style:text-underline-color="font-color" officeooo:rsid="001d83e4" officeooo:paragraph-rsid="003698d1"/>
    </style:style>
    <style:style style:name="P3" style:family="paragraph" style:parent-style-name="Standard">
      <style:text-properties style:text-underline-style="solid" style:text-underline-width="auto" style:text-underline-color="font-color" officeooo:rsid="001d83e4" officeooo:paragraph-rsid="0046cb9c"/>
    </style:style>
    <style:style style:name="P4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5" style:family="paragraph" style:parent-style-name="Standard">
      <style:text-properties style:text-underline-style="solid" style:text-underline-width="auto" style:text-underline-color="font-color" officeooo:rsid="001d83e4" officeooo:paragraph-rsid="0046bfd9"/>
    </style:style>
    <style:style style:name="P6" style:family="paragraph" style:parent-style-name="Standard">
      <style:text-properties style:text-underline-style="solid" style:text-underline-width="auto" style:text-underline-color="font-color" officeooo:rsid="001d83e4" officeooo:paragraph-rsid="00247545"/>
    </style:style>
    <style:style style:name="P7" style:family="paragraph" style:parent-style-name="Standard">
      <style:text-properties style:text-underline-style="solid" style:text-underline-width="auto" style:text-underline-color="font-color" officeooo:rsid="001c39ce" officeooo:paragraph-rsid="002bb692"/>
    </style:style>
    <style:style style:name="P8" style:family="paragraph" style:parent-style-name="Standard">
      <style:text-properties style:text-underline-style="solid" style:text-underline-width="auto" style:text-underline-color="font-color" officeooo:rsid="001c39ce" officeooo:paragraph-rsid="0045ba24"/>
    </style:style>
    <style:style style:name="P9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10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11" style:family="paragraph" style:parent-style-name="Standard">
      <style:text-properties fo:color="#000000" style:font-name="Liberation Serif1" fo:font-size="12pt" fo:font-style="normal" style:text-underline-style="none" fo:font-weight="normal" officeooo:rsid="002bb692" officeooo:paragraph-rsid="002bb69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Liberation Serif1" fo:font-size="12pt" fo:font-style="normal" style:text-underline-style="none" fo:font-weight="normal" officeooo:rsid="0039cfcb" officeooo:paragraph-rsid="0046bfd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Liberation Serif1" fo:font-size="12pt" fo:font-style="normal" style:text-underline-style="none" fo:font-weight="normal" officeooo:rsid="00424cf3" officeooo:paragraph-rsid="00424cf3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Liberation Serif1" fo:font-size="12pt" fo:font-style="normal" style:text-underline-style="none" fo:font-weight="normal" officeooo:rsid="0045ba24" officeooo:paragraph-rsid="0045ba24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Liberation Serif1" fo:font-size="12pt" fo:font-style="normal" style:text-underline-style="none" fo:font-weight="normal" officeooo:rsid="004055a7" officeooo:paragraph-rsid="0045ba24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Liberation Serif1" fo:font-size="12pt" fo:font-style="normal" style:text-underline-style="none" fo:font-weight="normal" officeooo:rsid="0046bfd9" officeooo:paragraph-rsid="0046bfd9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8" style:family="paragraph" style:parent-style-name="Standard">
      <style:text-properties fo:color="#000000" style:font-name="Liberation Serif1" fo:font-size="12pt" fo:font-style="normal" style:text-underline-style="none" fo:font-weight="bold" officeooo:rsid="0039cfcb" officeooo:paragraph-rsid="004bb620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9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0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3698d1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1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2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3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24ad13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4" style:family="paragraph" style:parent-style-name="Standard">
      <style:text-properties fo:color="#000000" style:font-name="Liberation Serif1" fo:font-size="12pt" fo:font-style="normal" style:text-underline-style="none" fo:font-weight="bold" officeooo:rsid="003d097b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5" style:family="paragraph" style:parent-style-name="Standard">
      <style:text-properties fo:color="#000000" style:font-name="Liberation Serif1" fo:font-size="12pt" fo:font-style="normal" style:text-underline-style="none" officeooo:rsid="001d83e4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6" style:family="paragraph" style:parent-style-name="Standard">
      <style:text-properties fo:color="#000000" style:font-name="Liberation Serif1" fo:font-size="12pt" fo:font-style="normal" style:text-underline-style="none" officeooo:rsid="001d83e4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7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8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9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30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31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font-style="normal" style:text-underline-style="none" fo:font-weight="bold" officeooo:rsid="001f2665" officeooo:paragraph-rsid="003698d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fo:font-size="12pt" fo:font-style="normal" style:text-underline-style="none" fo:font-weight="bold" officeooo:rsid="00247545" officeooo:paragraph-rsid="0046bfd9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3698d1" fo:background-color="transparent" style:font-size-asian="10.5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46bfd9" fo:background-color="transparent" style:font-size-asian="10.5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41" style:family="paragraph" style:parent-style-name="Standard">
      <style:text-properties style:font-name="Liberation Serif1" style:text-underline-style="none" officeooo:rsid="001d83e4" officeooo:paragraph-rsid="003698d1" style:font-name-asian="Liberation Serif1" style:font-name-complex="Liberation Serif1"/>
    </style:style>
    <style:style style:name="P42" style:family="paragraph" style:parent-style-name="Standard">
      <style:text-properties style:font-name="Liberation Serif1" style:text-underline-style="none" officeooo:rsid="0039cfcb" officeooo:paragraph-rsid="0039cfcb" style:font-name-asian="Liberation Serif1" style:font-name-complex="Liberation Serif1"/>
    </style:style>
    <style:style style:name="P43" style:family="paragraph" style:parent-style-name="Standard">
      <style:text-properties style:font-name="Liberation Serif1" style:text-underline-style="none" officeooo:rsid="0039cfcb" officeooo:paragraph-rsid="0046bfd9" style:font-name-asian="Liberation Serif1" style:font-name-complex="Liberation Serif1"/>
    </style:style>
    <style:style style:name="P44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45" style:family="paragraph" style:parent-style-name="Standard">
      <style:text-properties style:font-name="Liberation Serif1" style:text-underline-style="none" fo:font-weight="bold" officeooo:rsid="00267012" officeooo:paragraph-rsid="003698d1" style:font-name-asian="Liberation Serif1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style:text-underline-style="none" fo:font-weight="bold" officeooo:rsid="00267012" officeooo:paragraph-rsid="00267012" style:font-name-asian="Liberation Serif1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48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style:text-underline-style="none" fo:font-weight="bold" officeooo:rsid="001f2665" officeooo:paragraph-rsid="0046bfd9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style:text-underline-style="none" fo:font-weight="bold" officeooo:rsid="001f2665" officeooo:paragraph-rsid="003698d1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style:text-underline-style="none" fo:font-weight="bold" officeooo:rsid="001f2665" officeooo:paragraph-rsid="0046cb9c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none" officeooo:rsid="001f2665" officeooo:paragraph-rsid="003698d1" style:font-style-asian="normal" style:font-style-complex="normal"/>
    </style:style>
    <style:style style:name="P54" style:family="paragraph" style:parent-style-name="Standard">
      <style:text-properties fo:font-style="normal" style:text-underline-style="none" officeooo:rsid="001f2665" officeooo:paragraph-rsid="0046cb9c" style:font-style-asian="normal" style:font-style-complex="normal"/>
    </style:style>
    <style:style style:name="P55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56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57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58" style:family="paragraph" style:parent-style-name="Standard">
      <style:text-properties fo:font-style="normal" style:text-underline-style="none" officeooo:rsid="001d83e4" officeooo:paragraph-rsid="003698d1" style:font-style-asian="normal" style:font-style-complex="normal"/>
    </style:style>
    <style:style style:name="P59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60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61" style:family="paragraph" style:parent-style-name="Standard">
      <style:text-properties fo:font-style="normal" style:text-underline-style="none" officeooo:rsid="003d097b" officeooo:paragraph-rsid="0046cb9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width="auto" style:text-underline-color="font-color" officeooo:rsid="001f2665" officeooo:paragraph-rsid="003698d1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width="auto" style:text-underline-color="font-color" officeooo:rsid="001f2665" officeooo:paragraph-rsid="0046cb9c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width="auto" style:text-underline-color="font-color" fo:font-weight="bold" officeooo:rsid="0024ad13" officeooo:paragraph-rsid="0046bfd9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text-underline-style="none" officeooo:rsid="001d83e4" officeooo:paragraph-rsid="001d83e4"/>
    </style:style>
    <style:style style:name="P68" style:family="paragraph" style:parent-style-name="Standard">
      <style:text-properties style:text-underline-style="none" officeooo:rsid="001d83e4" officeooo:paragraph-rsid="0046bfd9"/>
    </style:style>
    <style:style style:name="P69" style:family="paragraph" style:parent-style-name="Standard">
      <style:text-properties style:text-underline-style="none" officeooo:rsid="001d83e4" officeooo:paragraph-rsid="003698d1"/>
    </style:style>
    <style:style style:name="P70" style:family="paragraph" style:parent-style-name="Standard">
      <style:text-properties style:text-underline-style="none" officeooo:rsid="001d83e4" officeooo:paragraph-rsid="0039cfcb"/>
    </style:style>
    <style:style style:name="P71" style:family="paragraph" style:parent-style-name="Standard">
      <style:text-properties style:text-underline-style="none" officeooo:rsid="001d83e4" officeooo:paragraph-rsid="003d097b"/>
    </style:style>
    <style:style style:name="P72" style:family="paragraph" style:parent-style-name="Standard">
      <style:text-properties style:text-underline-style="none" officeooo:rsid="001d83e4" officeooo:paragraph-rsid="001f2665"/>
    </style:style>
    <style:style style:name="P73" style:family="paragraph" style:parent-style-name="Standard">
      <style:text-properties style:text-underline-style="none" officeooo:rsid="001d83e4" officeooo:paragraph-rsid="00247545"/>
    </style:style>
    <style:style style:name="P74" style:family="paragraph" style:parent-style-name="Standard">
      <style:text-properties style:text-underline-style="none" officeooo:rsid="001d83e4" officeooo:paragraph-rsid="0024ad13"/>
    </style:style>
    <style:style style:name="P75" style:family="paragraph" style:parent-style-name="Standard">
      <style:text-properties style:text-underline-style="none" officeooo:rsid="001f2665" officeooo:paragraph-rsid="0046bfd9"/>
    </style:style>
    <style:style style:name="P76" style:family="paragraph" style:parent-style-name="Standard">
      <style:text-properties style:text-underline-style="none" officeooo:rsid="0046bfd9" officeooo:paragraph-rsid="0046bfd9"/>
    </style:style>
    <style:style style:name="P77" style:family="paragraph" style:parent-style-name="Standard">
      <style:text-properties officeooo:paragraph-rsid="002bb692"/>
    </style:style>
    <style:style style:name="P78" style:family="paragraph" style:parent-style-name="Standard">
      <style:text-properties officeooo:rsid="001c39ce" officeooo:paragraph-rsid="003e36a0"/>
    </style:style>
    <style:style style:name="P79" style:family="paragraph" style:parent-style-name="Standard">
      <style:text-properties officeooo:rsid="001c39ce" officeooo:paragraph-rsid="0045ba24"/>
    </style:style>
    <style:style style:name="P80" style:family="paragraph" style:parent-style-name="Standard">
      <style:text-properties officeooo:rsid="001c39ce" officeooo:paragraph-rsid="001c39ce"/>
    </style:style>
    <style:style style:name="P81" style:family="paragraph" style:parent-style-name="Standard">
      <style:text-properties officeooo:rsid="004055a7" officeooo:paragraph-rsid="004055a7"/>
    </style:style>
    <style:style style:name="P82" style:family="paragraph" style:parent-style-name="Standard">
      <style:text-properties officeooo:rsid="004055a7" officeooo:paragraph-rsid="0045ba24"/>
    </style:style>
    <style:style style:name="P83" style:family="paragraph" style:parent-style-name="Standard">
      <style:text-properties officeooo:rsid="001d83e4" officeooo:paragraph-rsid="00247545"/>
    </style:style>
    <style:style style:name="P84" style:family="paragraph" style:parent-style-name="Standard">
      <style:text-properties officeooo:rsid="0019cc53" officeooo:paragraph-rsid="0019cc53"/>
    </style:style>
    <style:style style:name="P85" style:family="paragraph" style:parent-style-name="Standard">
      <style:text-properties officeooo:rsid="0019cc53" officeooo:paragraph-rsid="001d83e4"/>
    </style:style>
    <style:style style:name="P86" style:family="paragraph" style:parent-style-name="Standard">
      <style:text-properties fo:color="#ce181e" style:font-name="Liberation Serif1" fo:font-size="12pt" fo:font-style="normal" style:text-underline-style="none" fo:font-weight="bold" officeooo:rsid="00278aeb" officeooo:paragraph-rsid="00278aeb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87" style:family="paragraph" style:parent-style-name="Standard">
      <style:text-properties fo:color="#ce181e" style:font-name="Liberation Serif1" fo:font-size="20pt" fo:font-style="normal" style:text-underline-style="none" fo:font-weight="bold" officeooo:rsid="004229e1" officeooo:paragraph-rsid="004229e1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88" style:family="paragraph" style:parent-style-name="Standard">
      <style:text-properties fo:color="#ce181e" fo:font-size="20pt" fo:font-weight="bold" officeooo:rsid="00337fda" officeooo:paragraph-rsid="00337fda" style:font-size-asian="20pt" style:font-weight-asian="bold" style:font-size-complex="20pt" style:font-weight-complex="bold"/>
    </style:style>
    <style:style style:name="P89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90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91" style:family="paragraph" style:parent-style-name="Standard">
      <style:text-properties officeooo:rsid="0045ba24" officeooo:paragraph-rsid="0045ba24"/>
    </style:style>
    <style:style style:name="P92" style:family="paragraph" style:parent-style-name="Standard">
      <style:text-properties officeooo:paragraph-rsid="0021987d"/>
    </style:style>
    <style:style style:name="P93" style:family="paragraph" style:parent-style-name="Standard">
      <style:text-properties officeooo:rsid="00247545" officeooo:paragraph-rsid="00247545"/>
    </style:style>
    <style:style style:name="P94" style:family="paragraph" style:parent-style-name="Standard">
      <style:text-properties officeooo:rsid="00247545" officeooo:paragraph-rsid="004bb620"/>
    </style:style>
    <style:style style:name="P95" style:family="paragraph" style:parent-style-name="Standard">
      <style:paragraph-properties fo:text-align="center" style:justify-single-word="false"/>
      <style:text-properties fo:color="#000099" fo:font-style="italic" style:text-underline-style="none" fo:font-weight="normal" officeooo:rsid="004b0d55" officeooo:paragraph-rsid="004b0d55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99" fo:font-size="12pt" fo:font-style="italic" style:text-underline-style="none" fo:font-weight="normal" officeooo:rsid="004b0d55" officeooo:paragraph-rsid="004bb62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b0d55" officeooo:paragraph-rsid="004bb620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dd47f" officeooo:paragraph-rsid="004dd47f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normal" style:text-underline-style="none" officeooo:rsid="004a1050" officeooo:paragraph-rsid="004a1050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10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46cb9c"/>
    </style:style>
    <style:style style:name="P10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1987d" officeooo:paragraph-rsid="00247545"/>
    </style:style>
    <style:style style:name="P103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3e36a0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106" style:family="paragraph" style:parent-style-name="Standard">
      <style:paragraph-properties fo:text-align="center" style:justify-single-word="false"/>
      <style:text-properties fo:color="#ff0000" fo:font-size="26pt" style:text-underline-style="solid" style:text-underline-width="auto" style:text-underline-color="font-color" fo:font-weight="bold" officeooo:rsid="004f5e85" officeooo:paragraph-rsid="004f5e85" style:font-size-asian="26pt" style:font-weight-asian="bold" style:font-size-complex="26pt" style:font-weight-complex="bold"/>
    </style:style>
    <style:style style:name="P107" style:family="paragraph" style:parent-style-name="Standard">
      <style:text-properties fo:color="#ff0000" fo:font-size="20pt" fo:font-weight="bold" officeooo:rsid="00337fda" officeooo:paragraph-rsid="00337fda" style:font-size-asian="20pt" style:font-weight-asian="bold" style:font-size-complex="20pt" style:font-weight-complex="bold"/>
    </style:style>
    <style:style style:name="P108" style:family="paragraph" style:parent-style-name="Standard">
      <style:text-properties fo:color="#ff0000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color="#ff0000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text-properties fo:color="#ff0000" fo:font-size="12pt" fo:font-style="normal" style:text-underline-style="none" fo:font-weight="bold" officeooo:rsid="004229e1" officeooo:paragraph-rsid="004229e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rsid="00529ed9" officeooo:paragraph-rsid="00529ed9"/>
    </style:style>
    <style:style style:name="P112" style:family="paragraph" style:parent-style-name="Table_20_Contents">
      <style:paragraph-properties fo:text-align="center" style:justify-single-word="false"/>
      <style:text-properties fo:color="#ff0000" officeooo:rsid="001c39ce" officeooo:paragraph-rsid="001c39ce"/>
    </style:style>
    <style:style style:name="P113" style:family="paragraph" style:parent-style-name="Table_20_Contents">
      <style:paragraph-properties fo:text-align="center" style:justify-single-word="false"/>
      <style:text-properties fo:color="#ff0000" officeooo:rsid="001d83e4" officeooo:paragraph-rsid="001c39ce"/>
    </style:style>
    <style:style style:name="P114" style:family="paragraph">
      <loext:graphic-properties draw:fill="none"/>
    </style:style>
    <style:style style:name="P1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d83e4"/>
    </style:style>
    <style:style style:name="T2" style:family="text">
      <style:text-properties fo:font-size="20pt" officeooo:rsid="001f2665" style:font-size-asian="20pt" style:font-size-complex="20pt"/>
    </style:style>
    <style:style style:name="T3" style:family="text">
      <style:text-properties fo:font-size="20pt" officeooo:rsid="004f5e8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officeooo:rsid="0039cfcb" style:font-name-asian="Liberation Serif1" style:font-name-complex="Liberation Serif1"/>
    </style:style>
    <style:style style:name="T10" style:family="text">
      <style:text-properties style:font-name="Liberation Serif1" officeooo:rsid="003d097b" style:font-name-asian="Liberation Serif1" style:font-name-complex="Liberation Serif1"/>
    </style:style>
    <style:style style:name="T11" style:family="text">
      <style:text-properties style:font-name="Liberation Serif1" officeooo:rsid="004055a7" style:font-name-asian="Liberation Serif1" style:font-name-complex="Liberation Serif1"/>
    </style:style>
    <style:style style:name="T12" style:family="text">
      <style:text-properties style:font-name="Liberation Serif1" officeooo:rsid="0046bfd9" style:font-name-asian="Liberation Serif1" style:font-name-complex="Liberation Serif1"/>
    </style:style>
    <style:style style:name="T13" style:family="text">
      <style:text-properties style:font-name="Liberation Serif1" officeooo:rsid="004bb620" style:font-name-asian="Liberation Serif1" style:font-name-complex="Liberation Serif1"/>
    </style:style>
    <style:style style:name="T14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5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6" style:family="text">
      <style:text-properties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17" style:family="text">
      <style:text-properties officeooo:rsid="0024ad1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47545"/>
    </style:style>
    <style:style style:name="T20" style:family="text">
      <style:text-properties style:text-underline-style="solid" style:text-underline-width="auto" style:text-underline-color="font-color" officeooo:rsid="001d83e4"/>
    </style:style>
    <style:style style:name="T21" style:family="text">
      <style:text-properties officeooo:rsid="00267012"/>
    </style:style>
    <style:style style:name="T22" style:family="text">
      <style:text-properties officeooo:rsid="0037bd46"/>
    </style:style>
    <style:style style:name="T23" style:family="text">
      <style:text-properties officeooo:rsid="0039cfcb"/>
    </style:style>
    <style:style style:name="T24" style:family="text">
      <style:text-properties officeooo:rsid="003b4f84"/>
    </style:style>
    <style:style style:name="T25" style:family="text">
      <style:text-properties officeooo:rsid="003d097b"/>
    </style:style>
    <style:style style:name="T26" style:family="text">
      <style:text-properties fo:color="#ce181e" style:font-name="Liberation Serif1" fo:font-size="20pt" style:font-name-asian="Liberation Serif1" style:font-size-asian="20pt" style:font-name-complex="Liberation Serif1" style:font-size-complex="20pt"/>
    </style:style>
    <style:style style:name="T27" style:family="text">
      <style:text-properties fo:color="#ce181e"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28" style:family="text">
      <style:text-properties fo:color="#000000" style:font-name="Liberation Serif1" fo:font-size="12pt" fo:font-style="normal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29" style:family="text">
      <style:text-properties fo:color="#000000" style:font-name="Liberation Serif1" fo:font-size="12pt" fo:font-style="normal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30" style:family="text">
      <style:text-properties fo:color="#000000" style:font-name="Liberation Serif1" fo:font-size="12pt" fo:font-style="normal" style:text-underline-style="none" fo:font-weight="bold" officeooo:rsid="0039cfc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1" style:family="text">
      <style:text-properties fo:color="#000000" style:font-name="Liberation Serif1" fo:font-size="12pt" fo:font-style="normal" style:text-underline-style="none" fo:font-weight="bold" officeooo:rsid="004055a7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2" style:family="text">
      <style:text-properties fo:color="#000000" style:font-name="Liberation Serif1" fo:font-size="12pt" fo:font-style="normal" style:text-underline-style="none" fo:font-weight="bold" officeooo:rsid="00278ae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4ad13" style:font-style-asian="normal" style:font-weight-asian="bold" style:font-style-complex="normal" style:font-weight-complex="bold"/>
    </style:style>
    <style:style style:name="T35" style:family="text">
      <style:text-properties officeooo:rsid="0046bfd9"/>
    </style:style>
    <style:style style:name="T36" style:family="text">
      <style:text-properties officeooo:rsid="0046cb9c"/>
    </style:style>
    <style:style style:name="T37" style:family="text">
      <style:text-properties officeooo:rsid="004c8192"/>
    </style:style>
    <style:style style:name="T38" style:family="text">
      <style:text-properties officeooo:rsid="004f5e85"/>
    </style:style>
    <style:style style:name="T39" style:family="text">
      <style:text-properties fo:color="#e70f0f"/>
    </style:style>
    <style:style style:name="T40" style:family="text">
      <style:text-properties officeooo:rsid="00562af3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style:font-size-asian="10pt" style:font-style-asian="normal" style:font-size-complex="10pt" style:font-style-complex="normal"/>
    </style:style>
    <style:style style:name="T43" style:family="text">
      <style:text-properties fo:font-size="10pt" fo:font-style="italic" style:font-size-asian="10pt" style:font-size-complex="10pt"/>
    </style:style>
    <style:style style:name="T44" style:family="text">
      <style:text-properties fo:color="#ce181e" fo:font-size="10pt" style:font-size-asian="10pt" style:font-style-asian="normal" style:font-size-complex="10pt" style:font-style-complex="normal"/>
    </style:style>
    <style:style style:name="T45" style:family="text">
      <style:text-properties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47" style:family="text">
      <style:text-properties fo:font-size="10pt" fo:font-style="normal" style:font-size-asian="10pt" style:font-style-asian="normal" style:font-size-complex="10pt" style:font-style-complex="normal"/>
    </style:style>
    <style:style style:name="T48" style:family="text">
      <style:text-properties fo:font-size="10pt" fo:font-style="italic" style:font-size-asian="10pt" style:font-style-asian="normal" style:font-size-complex="10pt" style:font-style-complex="normal"/>
    </style:style>
    <style:style style:name="T49" style:family="text">
      <style:text-properties fo:font-size="9pt" fo:font-style="italic" style:font-size-asian="9pt" style:font-style-asian="normal" style:font-size-complex="9pt" style:font-style-complex="normal"/>
    </style:style>
    <style:style style:name="T50" style:family="text">
      <style:text-properties fo:color="#ce181e" fo:font-size="10pt" style:font-size-asian="10pt" style:font-size-complex="10pt"/>
    </style:style>
    <style:style style:name="T51" style:family="text">
      <style:text-properties fo:color="#000000" fo:font-size="10pt" style:font-size-asian="10pt" style:font-size-complex="10pt"/>
    </style:style>
    <style:style style:name="T52" style:family="text">
      <style:text-properties fo:color="#000000" fo:font-size="10pt" style:font-size-asian="10pt" style:font-style-asian="normal" style:font-size-complex="10pt" style:font-style-complex="normal"/>
    </style:style>
    <style:style style:name="T53" style:family="text">
      <style:text-properties fo:color="#000000" fo:font-size="9pt" style:font-size-asian="9pt" style:font-size-complex="9pt"/>
    </style:style>
    <style:style style:name="T54" style:family="text">
      <style:text-properties fo:color="#000000" fo:font-size="9pt" fo:font-style="italic" style:font-size-asian="9pt" style:font-size-complex="9pt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8.2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7.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199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7.3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98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7.80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6.8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8.52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8.5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8.9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8.5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8.1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8.47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14" svg:width="8.6cm" svg:height="8.256cm" svg:x="1.58cm" svg:y="5.084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115" svg:width="8.203cm" svg:height="7.711cm" svg:x="1.767cm" svg:y="5.338cm">
        <draw:text-box>
          <text:p><text:span text:style-name="T41">Processus Péru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Peruvien arrête train*</text:span><text:span text:style-name="T41">/</text:span></text:p>
          <text:p><text:span text:style-name="T44">(a1)</text:span><text:span text:style-name="T44"><text:tab/></text:span><text:span text:style-name="T41">Tant que (Pierre=VRAI) faire</text:span></text:p>
          <text:p><text:span text:style-name="T41"><text:tab/></text:span><text:span text:style-name="T41">Début</text:span></text:p>
          <text:p><text:span text:style-name="T41"><text:tab/></text:span><text:span text:style-name="T42"> <text:s text:c="3"/></text:span><text:span text:style-name="T41">/</text:span><text:span text:style-name="T43">*Péruvien fait la sieste*</text:span><text:span text:style-name="T41">/</text:span></text:p>
          <text:p><text:span text:style-name="T41"><text:tab/></text:span><text:span text:style-name="T41">Fin</text:span></text:p>
          <text:p><text:span text:style-name="T41"><text:tab/></text:span><text:span text:style-name="T45">/*Péruvien cherche et mets la pierre*/</text:span></text:p>
          <text:p><text:span text:style-name="T46">(b1)</text:span><text:span text:style-name="T45"><text:tab/></text:span><text:span text:style-name="T47">Pierre=VRAI ;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Péru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</text:span><text:span text:style-name="T49">Péruvien retourne au panier et enlève la pierre</text:span><text:span text:style-name="T48">*</text:span><text:span text:style-name="T42">/</text:span></text:p>
          <text:p><text:span text:style-name="T44">(c1)</text:span><text:span text:style-name="T42"><text:tab/></text:span><text:span text:style-name="T42">Pierre=FAUX ;</text:span></text:p>
          <text:p><text:span text:style-name="T42"><text:tab/></text:span><text:span text:style-name="T42">/</text:span><text:span text:style-name="T48">*Péru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custom-shape text:anchor-type="page" text:anchor-page-number="1" draw:z-index="2" draw:name="Forme1" draw:style-name="gr3" draw:text-style-name="P114" svg:width="8.6cm" svg:height="8.199cm" svg:x="11.054cm" svg:y="5.092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3" draw:name="Forme1" draw:style-name="gr4" draw:text-style-name="P114" svg:width="8.6cm" svg:height="7.356cm" svg:x="1.344cm" svg:y="12.61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5" draw:text-style-name="P114" svg:width="8.6cm" svg:height="7.399cm" svg:x="10.837cm" svg:y="12.589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5" draw:name="Forme2" draw:style-name="gr6" draw:text-style-name="P115" svg:width="8.203cm" svg:height="7.804cm" svg:x="11.259cm" svg:y="5.278cm">
        <draw:text-box>
          <text:p><text:span text:style-name="T41">Processus Boli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Bolivien arrête train*</text:span><text:span text:style-name="T41">/</text:span></text:p>
          <text:p><text:span text:style-name="T44">(a2)</text:span><text:span text:style-name="T44"><text:tab/></text:span><text:span text:style-name="T41">Tant que (Pierre=VRAI) faire</text:span></text:p>
          <text:p><text:span text:style-name="T41"><text:tab/></text:span><text:span text:style-name="T41">Début</text:span></text:p>
          <text:p><text:span text:style-name="T41"><text:tab/></text:span><text:span text:style-name="T42"> <text:s text:c="3"/></text:span><text:span text:style-name="T41">/</text:span><text:span text:style-name="T43">*Bolivien fait la sieste*</text:span><text:span text:style-name="T41">/</text:span></text:p>
          <text:p><text:span text:style-name="T41"><text:tab/></text:span><text:span text:style-name="T41">Fin</text:span></text:p>
          <text:p><text:span text:style-name="T41"><text:tab/></text:span><text:span text:style-name="T45">/*Bolivien cherche et mets la pierre*/</text:span></text:p>
          <text:p><text:span text:style-name="T46">(b2)</text:span><text:span text:style-name="T45"><text:tab/></text:span><text:span text:style-name="T47">Pierre=VRAI ;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Boli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Bolivien</text:span><text:span text:style-name="T49"> retourne au panier et enlève la pierre</text:span><text:span text:style-name="T48">*</text:span><text:span text:style-name="T42">/</text:span></text:p>
          <text:p><text:span text:style-name="T44">(c2)</text:span><text:span text:style-name="T42"><text:tab/></text:span><text:span text:style-name="T42">Pierre=FAUX ;</text:span></text:p>
          <text:p><text:span text:style-name="T42"><text:tab/></text:span><text:span text:style-name="T42">/</text:span><text:span text:style-name="T48">*Boli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frame text:anchor-type="page" text:anchor-page-number="2" draw:z-index="6" draw:name="Forme2" draw:style-name="gr7" draw:text-style-name="P115" svg:width="8.203cm" svg:height="6.899cm" svg:x="1.619cm" svg:y="12.836cm">
        <draw:text-box>
          <text:p><text:span text:style-name="T41">Processus Péru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Peruvien arrête train*</text:span><text:span text:style-name="T41">/</text:span></text:p>
          <text:p><text:span text:style-name="T44">(a1)</text:span><text:span text:style-name="T44"><text:tab/></text:span><text:span text:style-name="T41">Tant que (Pierre=FAUX) faire</text:span></text:p>
          <text:p><text:span text:style-name="T41"><text:tab/></text:span><text:span text:style-name="T41">Début</text:span></text:p>
          <text:p><text:span text:style-name="T41"><text:tab/></text:span><text:span text:style-name="T42"> <text:s text:c="3"/></text:span><text:span text:style-name="T41">/</text:span><text:span text:style-name="T43">*Péruvien fait la sieste*</text:span><text:span text:style-name="T41">/</text:span></text:p>
          <text:p><text:span text:style-name="T41"><text:tab/></text:span><text:span text:style-name="T41">Fin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Péru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</text:span><text:span text:style-name="T49">Péruvien retourne au panier et enlève la pierre</text:span><text:span text:style-name="T48">*</text:span><text:span text:style-name="T42">/</text:span></text:p>
          <text:p><text:span text:style-name="T44">(b1)</text:span><text:span text:style-name="T42"><text:tab/></text:span><text:span text:style-name="T42">Pierre=FAUX ;</text:span></text:p>
          <text:p><text:span text:style-name="T42"><text:tab/></text:span><text:span text:style-name="T42">/</text:span><text:span text:style-name="T48">*Péru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frame text:anchor-type="page" text:anchor-page-number="2" draw:z-index="7" draw:name="Forme2" draw:style-name="gr7" draw:text-style-name="P115" svg:width="8.203cm" svg:height="6.899cm" svg:x="11.021cm" svg:y="12.765cm">
        <draw:text-box>
          <text:p><text:span text:style-name="T41">Processus Boli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Bolivien arrête train*</text:span><text:span text:style-name="T41">/</text:span></text:p>
          <text:p><text:span text:style-name="T44">(a2)</text:span><text:span text:style-name="T44"><text:tab/></text:span><text:span text:style-name="T41">Tant que (Pierre=VRAI) faire</text:span></text:p>
          <text:p><text:span text:style-name="T41"><text:tab/></text:span><text:span text:style-name="T41">Début</text:span></text:p>
          <text:p><text:span text:style-name="T41"><text:tab/></text:span><text:span text:style-name="T42"> <text:s text:c="3"/></text:span><text:span text:style-name="T41">/</text:span><text:span text:style-name="T43">*Bolivien fait la sieste*</text:span><text:span text:style-name="T41">/</text:span></text:p>
          <text:p><text:span text:style-name="T41"><text:tab/></text:span><text:span text:style-name="T41">Fin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Boli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Bolivien</text:span><text:span text:style-name="T49"> retourne au panier et met une pierre</text:span><text:span text:style-name="T48">*</text:span><text:span text:style-name="T42">/</text:span></text:p>
          <text:p><text:span text:style-name="T44">(b2)</text:span><text:span text:style-name="T42"><text:tab/></text:span><text:span text:style-name="T42">Pierre=VRAI;</text:span></text:p>
          <text:p><text:span text:style-name="T42"><text:tab/></text:span><text:span text:style-name="T42">/</text:span><text:span text:style-name="T48">*Boli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frame text:anchor-type="page" text:anchor-page-number="3" draw:z-index="8" draw:name="Forme2" draw:style-name="gr8" draw:text-style-name="P115" svg:width="8.203cm" svg:height="8.522cm" svg:x="1.665cm" svg:y="17.47cm">
        <draw:text-box>
          <text:p><text:span text:style-name="T41">Processus Péru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Peruvien arrête train et met sa pierre*</text:span><text:span text:style-name="T41">/</text:span></text:p>
          <text:p><text:span text:style-name="T50">(a1)</text:span><text:span text:style-name="T50"><text:tab/></text:span><text:span text:style-name="T41">Pierre1=VRAI ;</text:span></text:p>
          <text:p><text:span text:style-name="T44">(b1)</text:span><text:span text:style-name="T44"><text:tab/></text:span><text:span text:style-name="T41">Tant que (Pierre2=VRAI) faire</text:span></text:p>
          <text:p><text:span text:style-name="T41"><text:tab/></text:span><text:span text:style-name="T41">Début</text:span></text:p>
          <text:p><text:span text:style-name="T50">(c1)</text:span><text:span text:style-name="T41"><text:tab/></text:span><text:span text:style-name="T41"> <text:s text:c="3"/>Pierre1=FAUX ;</text:span></text:p>
          <text:p><text:span text:style-name="T41"><text:tab/></text:span><text:span text:style-name="T42"> <text:s text:c="3"/></text:span><text:span text:style-name="T41">/</text:span><text:span text:style-name="T43">*Péruvien enlève sa pierre et fais la sieste*</text:span><text:span text:style-name="T41">/</text:span></text:p>
          <text:p><text:span text:style-name="T41"><text:tab/></text:span><text:span text:style-name="T41">Fin</text:span></text:p>
          <text:p><text:span text:style-name="T41"><text:tab/></text:span><text:span text:style-name="T41">/</text:span><text:span text:style-name="T43">*Peruvien remet sa pierre *</text:span><text:span text:style-name="T41">/</text:span></text:p>
          <text:p><text:span text:style-name="T41"><text:tab/></text:span><text:span text:style-name="T41">Pierre1=VRAI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Péru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</text:span><text:span text:style-name="T49">Péruvien retourne au panier et enlève sa pierre</text:span><text:span text:style-name="T48">*</text:span><text:span text:style-name="T42">/</text:span></text:p>
          <text:p><text:span text:style-name="T44">(c1)</text:span><text:span text:style-name="T42"><text:tab/></text:span><text:span text:style-name="T42">Pierre1=FAUX ;</text:span></text:p>
          <text:p><text:span text:style-name="T42"><text:tab/></text:span><text:span text:style-name="T42">/</text:span><text:span text:style-name="T48">*Péru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custom-shape text:anchor-type="page" text:anchor-page-number="5" draw:z-index="9" draw:name="Forme1" draw:style-name="gr9" draw:text-style-name="P114" svg:width="8.6cm" svg:height="8.517cm" svg:x="1.219cm" svg:y="5.08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0" draw:name="Forme1" draw:style-name="gr10" draw:text-style-name="P114" svg:width="8.6cm" svg:height="8.917cm" svg:x="11.344cm" svg:y="17.35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11" draw:name="Forme2" draw:style-name="gr11" draw:text-style-name="P115" svg:width="8.203cm" svg:height="8.557cm" svg:x="11.74cm" svg:y="17.556cm">
        <draw:text-box>
          <text:p><text:span text:style-name="T41">Processus Boli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Bolivien arrête train et met sa pierre*</text:span><text:span text:style-name="T41">/</text:span></text:p>
          <text:p><text:span text:style-name="T50">(a1)</text:span><text:span text:style-name="T41"><text:tab/></text:span><text:span text:style-name="T41">Pierre2=VRAI ;</text:span></text:p>
          <text:p><text:span text:style-name="T44">(b2)</text:span><text:span text:style-name="T44"><text:tab/></text:span><text:span text:style-name="T41">Tant que (Pierre1=VRAI) faire</text:span></text:p>
          <text:p><text:span text:style-name="T41"><text:tab/></text:span><text:span text:style-name="T41">Début</text:span></text:p>
          <text:p><text:span text:style-name="T41"><text:tab/></text:span><text:span text:style-name="T42"> <text:s text:c="3"/></text:span><text:span text:style-name="T41">/</text:span><text:span text:style-name="T43">*Bolivien enlève sa pierre et fais la sieste*</text:span><text:span text:style-name="T41">/</text:span></text:p>
          <text:p><text:span text:style-name="T50">(c2)</text:span><text:span text:style-name="T41"><text:tab/></text:span><text:span text:style-name="T41"> <text:s text:c="3"/>Pierre2=FAUX ;</text:span></text:p>
          <text:p><text:span text:style-name="T41"><text:tab/></text:span><text:span text:style-name="T41">Fin</text:span></text:p>
          <text:p><text:span text:style-name="T41"><text:tab/></text:span><text:span text:style-name="T41">/*Bolivien remet sa pierre*/</text:span></text:p>
          <text:p><text:span text:style-name="T41"><text:tab/></text:span><text:span text:style-name="T41">Pierre2=VRAI ;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Boli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Bolivien</text:span><text:span text:style-name="T49"> retourne au panier et enlève sa pierre</text:span><text:span text:style-name="T48">*</text:span><text:span text:style-name="T42">/</text:span></text:p>
          <text:p><text:span text:style-name="T44">(c2)</text:span><text:span text:style-name="T42"><text:tab/></text:span><text:span text:style-name="T42">Pierre=FAUX ;</text:span></text:p>
          <text:p><text:span text:style-name="T42"><text:tab/></text:span><text:span text:style-name="T42">/</text:span><text:span text:style-name="T48">*Boli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frame text:anchor-type="page" text:anchor-page-number="5" draw:z-index="12" draw:name="Forme2" draw:style-name="gr12" draw:text-style-name="P115" svg:width="8.203cm" svg:height="8.076cm" svg:x="1.446cm" svg:y="5.329cm">
        <draw:text-box>
          <text:p><text:span text:style-name="T41">Processus Péru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Peruvien arrête train et met sa pierre*</text:span><text:span text:style-name="T41">/</text:span></text:p>
          <text:p><text:span text:style-name="T50">(a1)</text:span><text:span text:style-name="T50"><text:tab/></text:span><text:span text:style-name="T41">Pierre1=VRAI ;</text:span></text:p>
          <text:p><text:span text:style-name="T41"><text:tab/></text:span><text:span text:style-name="T41">/*Peruvien donne le tour à Bolivien*/</text:span></text:p>
          <text:p><text:span text:style-name="T50">(b1)</text:span><text:span text:style-name="T50"><text:tab/></text:span><text:span text:style-name="T51">tour=2 ;</text:span><text:span text:style-name="T44"><text:tab/></text:span></text:p>
          <text:p><text:span text:style-name="T44">(c1)</text:span><text:span text:style-name="T44"><text:tab/></text:span><text:span text:style-name="T52">Tant que (Pierre2=VRAI ET tour=2) faire</text:span></text:p>
          <text:p><text:span text:style-name="T52"><text:tab/></text:span><text:span text:style-name="T52">Début</text:span></text:p>
          <text:p><text:span text:style-name="T51"><text:tab/></text:span><text:span text:style-name="T51"> <text:s text:c="3"/></text:span><text:span text:style-name="T53">/</text:span><text:span text:style-name="T54">*Péruvien enlève sa pierre et fais la sieste*</text:span><text:span text:style-name="T53">/</text:span></text:p>
          <text:p><text:span text:style-name="T53"><text:tab/></text:span><text:span text:style-name="T53">Fin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Péru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</text:span><text:span text:style-name="T49">Péruvien retourne au panier et enlève sa pierre</text:span><text:span text:style-name="T48">*</text:span><text:span text:style-name="T42">/</text:span></text:p>
          <text:p><text:span text:style-name="T44">(d1)</text:span><text:span text:style-name="T42"><text:tab/></text:span><text:span text:style-name="T42">Pierre1=FAUX ;</text:span></text:p>
          <text:p><text:span text:style-name="T42"><text:tab/></text:span><text:span text:style-name="T42">/</text:span><text:span text:style-name="T48">*Péru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frame text:anchor-type="page" text:anchor-page-number="5" draw:z-index="13" draw:name="Forme2" draw:style-name="gr13" draw:text-style-name="P115" svg:width="8.203cm" svg:height="8.116cm" svg:x="11.451cm" svg:y="5.256cm">
        <draw:text-box>
          <text:p><text:span text:style-name="T41">Processus Boli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Bolivien arrête train et met sa pierre*</text:span><text:span text:style-name="T41">/</text:span></text:p>
          <text:p><text:span text:style-name="T50">(a2)</text:span><text:span text:style-name="T50"><text:tab/></text:span><text:span text:style-name="T41">Pierre2=VRAI ;</text:span></text:p>
          <text:p><text:span text:style-name="T41"><text:tab/></text:span><text:span text:style-name="T41">/*Bolivien donne le tour à Péruvien*/</text:span></text:p>
          <text:p><text:span text:style-name="T50">(b2)</text:span><text:span text:style-name="T50"><text:tab/></text:span><text:span text:style-name="T51">tour=1 ;</text:span></text:p>
          <text:p><text:span text:style-name="T50">(c2)</text:span><text:span text:style-name="T51"><text:tab/></text:span><text:span text:style-name="T51">Tant que (Pierre1=VRAI ET tour=1) faire</text:span></text:p>
          <text:p><text:span text:style-name="T51"><text:tab/></text:span><text:span text:style-name="T51">Début</text:span></text:p>
          <text:p><text:span text:style-name="T51"><text:tab/></text:span><text:span text:style-name="T51"> <text:s text:c="3"/></text:span><text:span text:style-name="T53">/</text:span><text:span text:style-name="T54">*Bolivien enlève sa pierre et fais la sieste*</text:span><text:span text:style-name="T53">/</text:span></text:p>
          <text:p><text:span text:style-name="T51"><text:tab/></text:span><text:span text:style-name="T51">Fin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Boli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Bolivien</text:span><text:span text:style-name="T49"> retourne au panier et enlève sa pierre</text:span><text:span text:style-name="T48">*</text:span><text:span text:style-name="T42">/</text:span></text:p>
          <text:p><text:span text:style-name="T44">(d2)</text:span><text:span text:style-name="T42"><text:tab/></text:span><text:span text:style-name="T42">Pierre2=FAUX ;</text:span></text:p>
          <text:p><text:span text:style-name="T42"><text:tab/></text:span><text:span text:style-name="T42">/</text:span><text:span text:style-name="T48">*Boli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draw:custom-shape text:anchor-type="page" text:anchor-page-number="5" draw:z-index="14" draw:name="Forme1" draw:style-name="gr14" draw:text-style-name="P114" svg:width="8.6cm" svg:height="8.474cm" svg:x="11.261cm" svg:y="5.11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5" draw:name="Forme1" draw:style-name="gr10" draw:text-style-name="P114" svg:width="8.6cm" svg:height="8.917cm" svg:x="1.409cm" svg:y="17.339cm">
        <text:p/>
        <draw:enhanced-geometry svg:viewBox="0 0 21600 21600" draw:type="rectangle" draw:enhanced-path="M 0 0 L 21600 0 21600 21600 0 21600 0 0 Z N"/>
      </draw:custom-shape>
      <draw:frame text:anchor-type="page" text:anchor-page-number="5" draw:z-index="16" draw:name="Forme2" draw:style-name="gr12" draw:text-style-name="P115" svg:width="8.203cm" svg:height="8.076cm" svg:x="1.446cm" svg:y="5.329cm">
        <draw:text-box>
          <text:p><text:span text:style-name="T41">Processus Péruvien</text:span></text:p>
          <text:p><text:span text:style-name="T41">Début</text:span></text:p>
          <text:p><text:span text:style-name="T42"><text:s text:c="4"/></text:span><text:span text:style-name="T42">Tant que VRAI faire</text:span></text:p>
          <text:p><text:span text:style-name="T42"><text:s text:c="4"/></text:span><text:span text:style-name="T41">Début</text:span></text:p>
          <text:p><text:span text:style-name="T41"><text:tab/></text:span><text:span text:style-name="T41">/</text:span><text:span text:style-name="T43">*Peruvien arrête train et met sa pierre*</text:span><text:span text:style-name="T41">/</text:span></text:p>
          <text:p><text:span text:style-name="T50">(a1)</text:span><text:span text:style-name="T50"><text:tab/></text:span><text:span text:style-name="T41">Pierre1=VRAI ;</text:span></text:p>
          <text:p><text:span text:style-name="T41"><text:tab/></text:span><text:span text:style-name="T41">/*Peruvien donne le tour à Bolivien*/</text:span></text:p>
          <text:p><text:span text:style-name="T50">(b1)</text:span><text:span text:style-name="T50"><text:tab/></text:span><text:span text:style-name="T51">tour=2 ;</text:span><text:span text:style-name="T44"><text:tab/></text:span></text:p>
          <text:p><text:span text:style-name="T44">(c1)</text:span><text:span text:style-name="T44"><text:tab/></text:span><text:span text:style-name="T52">Tant que (Pierre2=VRAI ET tour=2) faire</text:span></text:p>
          <text:p><text:span text:style-name="T52"><text:tab/></text:span><text:span text:style-name="T52">Début</text:span></text:p>
          <text:p><text:span text:style-name="T51"><text:tab/></text:span><text:span text:style-name="T51"> <text:s text:c="3"/></text:span><text:span text:style-name="T53">/</text:span><text:span text:style-name="T54">*Péruvien enlève sa pierre et fais la sieste*</text:span><text:span text:style-name="T53">/</text:span></text:p>
          <text:p><text:span text:style-name="T53"><text:tab/></text:span><text:span text:style-name="T53">Fin</text:span></text:p>
          <text:p><text:span text:style-name="T47"><text:tab/></text:span><text:span text:style-name="T47">&lt;SC&gt;</text:span></text:p>
          <text:p><text:span text:style-name="T47"><text:tab/></text:span><text:span text:style-name="T47"> <text:s text:c="3"/></text:span><text:span text:style-name="T47">/</text:span><text:span text:style-name="T48">*Péruvien passe*</text:span><text:span text:style-name="T42">/</text:span></text:p>
          <text:p><text:span text:style-name="T42"><text:tab/></text:span><text:span text:style-name="T42">&lt;/SC&gt;</text:span></text:p>
          <text:p><text:span text:style-name="T42"><text:tab/></text:span><text:span text:style-name="T42">/</text:span><text:span text:style-name="T48">*</text:span><text:span text:style-name="T49">Péruvien retourne au panier et enlève sa pierre</text:span><text:span text:style-name="T48">*</text:span><text:span text:style-name="T42">/</text:span></text:p>
          <text:p><text:span text:style-name="T44">(d1)</text:span><text:span text:style-name="T42"><text:tab/></text:span><text:span text:style-name="T42">Pierre1=FAUX ;</text:span></text:p>
          <text:p><text:span text:style-name="T42"><text:tab/></text:span><text:span text:style-name="T42">/</text:span><text:span text:style-name="T48">*Péruvien repart*</text:span><text:span text:style-name="T42">/</text:span></text:p>
          <text:p><text:span text:style-name="T42"><text:s text:c="4"/></text:span><text:span text:style-name="T42">Fin</text:span></text:p>
          <text:p><text:span text:style-name="T42">Fin</text:span></text:p>
        </draw:text-box>
      </draw:frame>
      <text:p text:style-name="P106">II - Problème des cheminots </text:p>
      <text:p text:style-name="P88"/>
      <text:p text:style-name="P107"><text:span text:style-name="T38">Premier cas </text:span>:</text:p>
      <text:p text:style-name="P85"/>
      <text:p text:style-name="P85">Pierre=FAUX ;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">Propriété 1 :</text:p>
      <text:p text:style-name="P80"/>
      <text:p text:style-name="P80">Pierre : FAUX<text:tab/></text:p>
      <text:p text:style-name="P80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5">Péruvien</text:p>
          </table:table-cell>
          <table:table-cell table:style-name="Tableau1.A1" office:value-type="string">
            <text:p text:style-name="P105">Bolivien</text:p>
          </table:table-cell>
          <table:table-cell table:style-name="Tableau1.C1" office:value-type="string">
            <text:p text:style-name="P105">Pierre</text:p>
          </table:table-cell>
        </table:table-row>
        <table:table-row>
          <table:table-cell table:style-name="Tableau1.A2" office:value-type="string">
            <text:p text:style-name="P105">(a1)</text:p>
          </table:table-cell>
          <table:table-cell table:style-name="Tableau1.A2" office:value-type="string">
            <text:p text:style-name="P104"/>
          </table:table-cell>
          <table:table-cell table:style-name="Tableau1.C2" office:value-type="string">
            <text:p text:style-name="P104"/>
          </table:table-cell>
        </table:table-row>
        <table:table-row>
          <table:table-cell table:style-name="Tableau1.A2" office:value-type="string">
            <text:p text:style-name="P104"/>
          </table:table-cell>
          <table:table-cell table:style-name="Tableau1.A2" office:value-type="string">
            <text:p text:style-name="P105">(a2)</text:p>
          </table:table-cell>
          <table:table-cell table:style-name="Tableau1.C2" office:value-type="string">
            <text:p text:style-name="P104"/>
          </table:table-cell>
        </table:table-row>
        <table:table-row>
          <table:table-cell table:style-name="Tableau1.A2" office:value-type="string">
            <text:p text:style-name="P105">(b1)</text:p>
          </table:table-cell>
          <table:table-cell table:style-name="Tableau1.A2" office:value-type="string">
            <text:p text:style-name="P104"/>
          </table:table-cell>
          <table:table-cell table:style-name="Tableau1.C2" office:value-type="string">
            <text:p text:style-name="P111">VRAI</text:p>
          </table:table-cell>
        </table:table-row>
        <table:table-row>
          <table:table-cell table:style-name="Tableau1.A2" office:value-type="string">
            <text:p text:style-name="P104"/>
          </table:table-cell>
          <table:table-cell table:style-name="Tableau1.A2" office:value-type="string">
            <text:p text:style-name="P105">(b2)</text:p>
          </table:table-cell>
          <table:table-cell table:style-name="Tableau1.C2" office:value-type="string">
            <text:p text:style-name="P111">VRAI</text:p>
          </table:table-cell>
        </table:table-row>
        <table:table-row>
          <table:table-cell table:style-name="Tableau1.A2" office:value-type="string">
            <text:p text:style-name="P112">&lt;SC<text:span text:style-name="T1">&gt;</text:span></text:p>
          </table:table-cell>
          <table:table-cell table:style-name="Tableau1.A2" office:value-type="string">
            <text:p text:style-name="P104"/>
          </table:table-cell>
          <table:table-cell table:style-name="Tableau1.C2" office:value-type="string">
            <text:p text:style-name="P104"/>
          </table:table-cell>
        </table:table-row>
        <table:table-row>
          <table:table-cell table:style-name="Tableau1.A2" office:value-type="string">
            <text:p text:style-name="P104"/>
          </table:table-cell>
          <table:table-cell table:style-name="Tableau1.A2" office:value-type="string">
            <text:p text:style-name="P113">&lt;SC&gt;</text:p>
          </table:table-cell>
          <table:table-cell table:style-name="Tableau1.C2" office:value-type="string">
            <text:p text:style-name="P104"/>
          </table:table-cell>
        </table:table-row>
      </table:table>
      <text:p text:style-name="P48">P<text:span text:style-name="T17">P1 NON VÉRIFIÉE</text:span></text:p>
      <text:p text:style-name="P80"/>
      <text:p text:style-name="P10">Propriété <text:span text:style-name="T1">2</text:span> :</text:p>
      <text:p text:style-name="P10"/>
      <text:p text:style-name="P67">Si Péruvien demande la &lt;SC&gt; et est le seul à la demander, il peut y entrer car Pierre=FAUX : il n’y a donc pas d’attente. </text:p>
      <text:p text:style-name="P67">Idem pour Bolivien.</text:p>
      <text:p text:style-name="P75"><text:span text:style-name="T33">P</text:span><text:span text:style-name="T34">P2 VÉRIFIÉE</text:span></text:p>
      <text:p text:style-name="P66"/>
      <text:p text:style-name="P5">Propriété 3 :</text:p>
      <text:p text:style-name="P68"/>
      <text:p text:style-name="P68"><text:span text:style-name="T4">Supposons</text:span> Péruvien en &lt;SC&gt; et Bolivien en attente :</text:p>
      <text:p text:style-name="P68">=&gt;Pierre=VRAI</text:p>
      <text:p text:style-name="P68">Péruvien sort de &lt;SC&gt; et éxécute son protocole de sortie : Pierre=FAUX. Bolivien peut maintenant, <text:s/>sortir de son attente active en (a2).</text:p>
      <text:p text:style-name="P49">P<text:span text:style-name="T17">P3 VÉRIFIÉE</text:span></text:p>
      <text:p text:style-name="P100"><text:span text:style-name="T4">Interblocage</text:span> :</text:p>
      <text:p text:style-name="P1"/>
      <text:p text:style-name="P55">Pierre est initialisé à FAUX, et est affecté à FAUX lors du protocole de sortie des deux processus : il ne peut jamais être VRAI lorsque les deux processus avancent dans leur instruction (a1) et (a2).</text:p>
      <text:p text:style-name="P52">PAS D’INTERBLOCAGE</text:p>
      <text:p text:style-name="P55"/>
      <text:p text:style-name="P64">Equité :</text:p>
      <text:p text:style-name="P55"/>
      <text:p text:style-name="P72">S<text:span text:style-name="T4">upposons </text:span>Péruvien en &lt;SC&gt; et Bolivien en attente :</text:p>
      <text:p text:style-name="P72">=&gt;Pierre=VRAI</text:p>
      <text:p text:style-name="P59">Péruvien sort de &lt;SC&gt; et éxécute son protocole de sortie : Pierre=FAUX. </text:p>
      <text:p text:style-name="P55">Péruvien passe en protocole d’entrée puis redemande la &lt;SC&gt; : Il l’obtient.</text:p>
      <text:p text:style-name="P52">NON EQUITABLE</text:p>
      <text:p text:style-name="P52"/>
      <text:p text:style-name="P95">Dans ce premier cas, la propriété 1 n’est pas respecté ; si les deux processus peuvent entrer en section critique simultanément, les deux trains peuvent entrer en collision… Il n’y a pas de priorité donné à qui que ce soit, c’est pour cela qu’il y a un accident.</text:p>
      <text:p text:style-name="P55"/>
      <text:p text:style-name="P108"><text:span text:style-name="T3">Deuxième cas</text:span><text:span text:style-name="T2"> :</text:span></text:p>
      <text:p text:style-name="P89"/>
      <text:p text:style-name="P36">Pierre=FAUX 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Propriété 1 :</text:p>
      <text:p text:style-name="P92"/>
      <text:p text:style-name="P93">Supposons Péruvien et Bolivien en &lt;SC&gt;</text:p>
      <text:p text:style-name="P47">• Péruvien en &lt;SC&gt; =&gt; Pierre=VRAI</text:p>
      <text:p text:style-name="P47">• Bolivien en &lt;SC&gt; =&gt; Pierre=FAUX</text:p>
      <text:p text:style-name="P90"><text:span text:style-name="T5">CONTRADICTION, PP1 VÉRIFIÉ</text:span><text:span text:style-name="T7">E</text:span></text:p>
      <text:p text:style-name="P6"/>
      <text:p text:style-name="P83"><text:span text:style-name="T18">Propriété </text:span><text:span text:style-name="T19">2</text:span><text:span text:style-name="T18"> :</text:span></text:p>
      <text:p text:style-name="P73"/>
      <text:p text:style-name="P74"><text:span text:style-name="T17">Après initialisation, s</text:span>i <text:span text:style-name="T17">Bolivien</text:span> demande la &lt;SC&gt; et est le seul à la demander, il peut y entrer car Pierre=FAUX : il n’y a donc pas d’attente. </text:p>
      <text:p text:style-name="P44">En revanche, si Péruvien demande la &lt;SC&gt; et est le seul à la demander, il ne peut pas y entrer. Il est obligé d’attendre que Péruvien mette Pierre à VRAI.</text:p>
      <text:p text:style-name="P46">PP2 NON VÉRIFIÉE</text:p>
      <text:p text:style-name="P102"><text:span text:style-name="T28">Propriété </text:span><text:span text:style-name="T29">3</text:span><text:span text:style-name="T28"> :</text:span></text:p>
      <text:p text:style-name="P30"/>
      <text:p text:style-name="P73"><text:span text:style-name="T4">Supposons</text:span> Péruvien en &lt;SC&gt; et Bolivien en attente :</text:p>
      <text:p text:style-name="P73">=&gt; Pierre=VRAI</text:p>
      <text:p text:style-name="P27">Péruvien sort de &lt;SC&gt; et éxécute son protocole de sortie : Pierre=FAUX. Bolivien peut maintenant sortir de son attente active en (a2).</text:p>
      <text:p text:style-name="P21">PP3 VÉRIFIÉE</text:p>
      <text:p text:style-name="P27"/>
      <text:p text:style-name="P4"><text:span text:style-name="T4">Interblocage</text:span> :</text:p>
      <text:p text:style-name="P4"/>
      <text:p text:style-name="P56"><text:span text:style-name="T21">La variable </text:span>Pierre est <text:span text:style-name="T21">booléenne, elle ne peut prendre que VRAI ou FAUX :</text:span></text:p>
      <text:p text:style-name="P56">- <text:span text:style-name="T21">Si Pierre=VRAI alors Péruvien passe.</text:span></text:p>
      <text:p text:style-name="P56">- <text:span text:style-name="T21">Si Pierre=FAUX alors Bolivien passe.</text:span></text:p>
      <text:p text:style-name="P48">PAS D’INTERBLOCAGE</text:p>
      <text:p text:style-name="P57"/>
      <text:p text:style-name="P65">Equité :</text:p>
      <text:p text:style-name="P57"/>
      <text:p text:style-name="P74">S<text:span text:style-name="T4">upposons </text:span>Péruvien en &lt;SC&gt; et Bolivien en attente :</text:p>
      <text:p text:style-name="P74">=&gt;Pierre=VRAI</text:p>
      <text:p text:style-name="P60">Péruvien sort de &lt;SC&gt; et éxécute son protocole de sortie : Pierre=FAUX. </text:p>
      <text:p text:style-name="P57">Péruvien passe en protocole d’entrée puis redemande la &lt;SC&gt; : Il <text:span text:style-name="T21">ne l’</text:span>obtient <text:span text:style-name="T21">pas, Bolivien entre en &lt;SC&gt;</text:span>.</text:p>
      <text:p text:style-name="P33"><text:span text:style-name="T8">É</text:span><text:span text:style-name="T5">QUITABLE</text:span></text:p>
      <text:p text:style-name="P23"/>
      <text:p text:style-name="P96"><text:span text:style-name="T5">Dans ce </text:span><text:span text:style-name="T13">deuxième</text:span><text:span text:style-name="T5"> cas, la propriété </text:span><text:span text:style-name="T13">2</text:span><text:span text:style-name="T5"> n’est pas respecté ; </text:span><text:span text:style-name="T13">si un processus est prêt à entrer en section critique, il ne peut pas y acceder sans attendre l’autre. Dans la situation des cheminots, c’est pour cette raison </text:span><text:span text:style-name="T5"><text:s/></text:span><text:span text:style-name="T13">qu’il n’y a pas autant de trains qu’avant..</text:span><text:span text:style-name="T5"> </text:span><text:span text:style-name="T13">La condition d’attente est trop contraignante</text:span><text:span text:style-name="T5">, </text:span><text:span text:style-name="T13">il faut la modifier si on veut obtenir un acces à la sectionc ritique plus facile</text:span><text:span text:style-name="T5">.</text:span></text:p>
      <text:p text:style-name="P23"/>
      <text:p text:style-name="P109"><text:span text:style-name="T16">Troisième cas </text:span><text:span text:style-name="T15">:</text:span></text:p>
      <text:p text:style-name="P86"/>
      <text:p text:style-name="P35"><text:span text:style-name="T8">P</text:span><text:span text:style-name="T5">ierre1=FAUX, Pierre2=FAUX ;</text:span></text:p>
      <text:p text:style-name="P35"/>
      <text:p text:style-name="P3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7"/>
      <text:p text:style-name="P77"/>
      <text:p text:style-name="P77"/>
      <text:p text:style-name="P77"/>
      <text:p text:style-name="P77"/>
      <text:p text:style-name="P7"/>
      <text:p text:style-name="P103">Propriété 1 :</text:p>
      <text:p text:style-name="P78"/>
      <text:p text:style-name="P81">Supposons Péruvien en &lt;SC&gt; :</text:p>
      <text:p text:style-name="P81">=&gt;Pierre1=VRAI</text:p>
      <text:p text:style-name="P81">=&gt;Pierre2=FAUX</text:p>
      <text:p text:style-name="P81">Supposons Bolivien en &lt;SC&gt; :</text:p>
      <text:p text:style-name="P81">=&gt;Pierre2=VRAI</text:p>
      <text:p text:style-name="P81">=&gt;Pierre1=FAUX</text:p>
      <text:p text:style-name="P94"><text:span text:style-name="T31">CONTRADICTION, </text:span><text:span text:style-name="T32">PP1 VÉRIFIÉ</text:span><text:span text:style-name="T30">E</text:span></text:p>
      <text:p text:style-name="P18"/>
      <text:p text:style-name="P94"><text:span text:style-name="T20">Propriété </text:span><text:span text:style-name="T18">2</text:span><text:span text:style-name="T20"> :</text:span></text:p>
      <text:p text:style-name="P69"/>
      <text:p text:style-name="P69"><text:span text:style-name="T17">Après initialisation, s</text:span>i <text:span text:style-name="T22">Péruvien</text:span> demande la &lt;SC&gt; et est le seul à la demander, il peut y entrer car Pierre<text:span text:style-name="T23">2</text:span>=FAUX : il n’y a donc pas d’attente. </text:p>
      <text:p text:style-name="P42">De même si Bolivien demande la &lt;SC&gt; et est le seul à demander, il y entre : <text:span text:style-name="T1">Pierre1=FAUX.</text:span></text:p>
      <text:p text:style-name="P45">PP2 VÉRIFIÉE</text:p>
      <text:p text:style-name="P41"/>
      <text:p text:style-name="P38"><text:span text:style-name="T5">Propriété </text:span><text:span text:style-name="T6">3</text:span><text:span text:style-name="T5"> :</text:span></text:p>
      <text:p text:style-name="P28"/>
      <text:p text:style-name="P69"><text:span text:style-name="T4">Supposons</text:span> Péruvien en &lt;SC&gt; et Bolivien en attente :</text:p>
      <text:p text:style-name="P69">=&gt; Pierre<text:span text:style-name="T23">1</text:span>=VRAI</text:p>
      <text:p text:style-name="P70">=&gt; Pierre<text:span text:style-name="T23">2</text:span>=<text:span text:style-name="T23">FAUX</text:span></text:p>
      <text:p text:style-name="P25">Péruvien sort de &lt;SC&gt; et éxécute son protocole de sortie : Pierre<text:span text:style-name="T24">1</text:span>=FAUX. Bolivien <text:span text:style-name="T35">peut maintenant </text:span>sort<text:span text:style-name="T35">ir</text:span> de son attente active en (<text:span text:style-name="T35">b</text:span>2) <text:span text:style-name="T35">et entrer en &lt;SC&gt;</text:span>.</text:p>
      <text:p text:style-name="P20">PP3 VÉRIFIÉE</text:p>
      <text:p text:style-name="P25"/>
      <text:p text:style-name="P2"><text:span text:style-name="T4">Interblocage</text:span> :</text:p>
      <text:p text:style-name="P2"/>
      <text:p text:style-name="P53"><text:span text:style-name="T25">Les variables Pierre1 et Pierre2 sont</text:span> <text:span text:style-name="T21">booléennes, elle ne peuvent prendre comme valeur que VRAI ou FAUX. Le changement de valeur qui permet de sortir de la condition d’attente se trouve dans le processus opposé à celui qui attend : dès lors que l’un des deux processus change la valeur pour l’autre il débloque ce dernier et l’envoie en &lt;SC&gt;.</text:span></text:p>
      <text:p text:style-name="P50">PAS D’INTERBLOCAGE</text:p>
      <text:p text:style-name="P53"/>
      <text:p text:style-name="P62">Equité :</text:p>
      <text:p text:style-name="P53"/>
      <text:p text:style-name="P69">S<text:span text:style-name="T4">upposons </text:span>Péruvien en &lt;SC&gt; et Bolivien en attente :</text:p>
      <text:p text:style-name="P71">=&gt; Pierre<text:span text:style-name="T23">1</text:span>=VRAI</text:p>
      <text:p text:style-name="P71">=&gt; Pierre<text:span text:style-name="T23">2</text:span>=<text:span text:style-name="T23">FAUX</text:span></text:p>
      <text:p text:style-name="P58">Péruvien sort de &lt;SC&gt; et éxécute son protocole de sortie : Pierre<text:span text:style-name="T25">1</text:span>=FAUX. </text:p>
      <text:p text:style-name="P53">Péruvien <text:span text:style-name="T36">re</text:span>passe en protocole d’entrée puis redemande la &lt;SC&gt; : Il <text:span text:style-name="T25">l’obtient, en passant devant le Bolivien.</text:span></text:p>
      <text:p text:style-name="P32"><text:span text:style-name="T10">NON </text:span><text:span text:style-name="T8">É</text:span><text:span text:style-name="T7">QUITABLE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10"><text:soft-page-break/><text:span text:style-name="T14">S</text:span><text:span text:style-name="T16">olution proposé :</text:span></text:p>
      <text:p text:style-name="P87"/>
      <text:p text:style-name="P13">La solution au problème consiste à implementer l’algorithme de Peterson pour les cheminots :</text:p>
      <text:p text:style-name="P13"/>
      <text:p text:style-name="P14">Pierre1=FAUX ; Pierre 2=FAUX ; tour=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Propriété 1 :</text:p>
      <text:p text:style-name="P79"/>
      <text:p text:style-name="P82">Supposons Péruvien en &lt;SC&gt; :</text:p>
      <text:p text:style-name="P82">=&gt;Pierre1=VRAI</text:p>
      <text:p text:style-name="P82">=&gt;Pierre2=FAUX</text:p>
      <text:p text:style-name="P91">=&gt;tour<text:span text:style-name="T35">=2</text:span></text:p>
      <text:p text:style-name="P82">Supposons Bolivien en &lt;SC&gt; :</text:p>
      <text:p text:style-name="P82">=&gt;Pierre2=VRAI</text:p>
      <text:p text:style-name="P15">=&gt;Pierre1=FAUX</text:p>
      <text:p text:style-name="P16">=&gt;tour=1</text:p>
      <text:p text:style-name="P34"><text:span text:style-name="T11">CONTRADICTION, </text:span><text:span text:style-name="T8">PP1 VÉRIFIÉ</text:span><text:span text:style-name="T9">E</text:span></text:p>
      <text:p text:style-name="P12"/>
      <text:p text:style-name="P37"><text:span text:style-name="T5">Propriété </text:span><text:span text:style-name="T12">2</text:span><text:span text:style-name="T5"> :</text:span></text:p>
      <text:p text:style-name="P31"/>
      <text:p text:style-name="P68"><text:span text:style-name="T17">Après initialisation, s</text:span>i <text:span text:style-name="T22">Péruvien</text:span> demande la &lt;SC&gt; et est le seul à la demander, il peut y entrer car Pierre<text:span text:style-name="T23">2</text:span>=FAUX : il n’y a donc pas d’attente. </text:p>
      <text:p text:style-name="P43">De même si Bolivien demande la &lt;SC&gt; et est le seul à demander, il y entre : <text:span text:style-name="T1">Pierre1=FAUX.</text:span></text:p>
      <text:p text:style-name="P17">PP2 VÉRIFIÉE</text:p>
      <text:p text:style-name="P17"/>
      <text:p text:style-name="P39"><text:span text:style-name="T5">Propriété </text:span><text:span text:style-name="T6">3</text:span><text:span text:style-name="T5"> :</text:span></text:p>
      <text:p text:style-name="P29"/>
      <text:p text:style-name="P68"><text:span text:style-name="T4">Supposons</text:span> Péruvien en &lt;SC&gt; et Bolivien en attente :</text:p>
      <text:p text:style-name="P68">=&gt; Pierre<text:span text:style-name="T23">1</text:span>=VRAI</text:p>
      <text:p text:style-name="P68">=&gt; Pierre<text:span text:style-name="T23">2</text:span>=<text:span text:style-name="T23">FAUX</text:span></text:p>
      <text:p text:style-name="P76">=&gt; tour=2</text:p>
      <text:p text:style-name="P26">Péruvien sort de &lt;SC&gt; et éxécute son protocole de sortie : Pierre<text:span text:style-name="T24">1</text:span>=FAUX. Bolivien <text:span text:style-name="T35">peut maintenant </text:span>sort<text:span text:style-name="T35">ir</text:span> de son attente active en (<text:span text:style-name="T35">c</text:span>2) <text:span text:style-name="T35">et entrer en &lt;SC&gt;</text:span></text:p>
      <text:p text:style-name="P19">PP3 VÉRIFIÉE</text:p>
      <text:p text:style-name="P101"><text:span text:style-name="T4">Interblocage</text:span> :</text:p>
      <text:p text:style-name="P3"/>
      <text:p text:style-name="P61">La variable tour est booléenne : il est impossible pour elle d’avoir deux valeurs ne même temps. <text:span text:style-name="T40">Sachant qu’une parti nécessaire de la condition d’attente en découle</text:span>, il est impossible d’avoir les deux processus en attente.</text:p>
      <text:p text:style-name="P51">PAS D’INTERBLOCAGE</text:p>
      <text:p text:style-name="P54"/>
      <text:p text:style-name="P63">Equité :</text:p>
      <text:p text:style-name="P54"/>
      <text:p text:style-name="P99">La variable tour sert à donner la priorité à un processus. Si c’est le tour du processus 2 alors celui-ci est prioritaire à la section critique si le processus 1 n’y est pas déjà. Un processus peut toutefois s’éxecuter plusieurs fois si l’autre ne souhaite pas acceder à la section critique.</text:p>
      <text:p text:style-name="P24">ÉQUITABLE</text:p>
      <text:p text:style-name="P22"/>
      <text:p text:style-name="P97">Dans ce <text:span text:style-name="T37">dernier</text:span> cas, l’<text:span text:style-name="T37">ensemble des propriétés est respecté : on peut appliquer cet manière de faire à notre problème ; cela devrait régler les problèmes féroviaires dans les Andes.</text:span></text:p>
      <text:p text:style-name="P97"/>
      <text:p text:style-name="P98">Les codes ADA de ces questions sont disponibles en annexe, nous avons jugé plus facile de démontrer les propriétés sous forme de pseudo-code (c’est aussi plus agréable à l’oei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5.3.7.2$Windows_X86_64 LibreOffice_project/6b8ed514a9f8b44d37a1b96673cbbdd077e24059</meta:generator>
    <dc:date>2019-05-11T08:50:06.804000000</dc:date>
    <meta:editing-duration>PT3H34M28S</meta:editing-duration>
    <meta:editing-cycles>18</meta:editing-cycles>
    <meta:document-statistic meta:table-count="1" meta:image-count="0" meta:object-count="0" meta:page-count="6" meta:paragraph-count="126" meta:word-count="1022" meta:character-count="5955" meta:non-whitespace-character-count="5048"/>
  </office:meta>
</office:document-meta>
</file>